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cks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Skyline 500</text:p>
          </table:table-cell>
          <table:table-cell office:value-type="string" calcext:value-type="string">
            <text:p>Skyline 1000</text:p>
          </table:table-cell>
          <table:table-cell office:value-type="string" calcext:value-type="string">
            <text:p>Skyline 2500</text:p>
          </table:table-cell>
          <table:table-cell office:value-type="string" calcext:value-type="string">
            <text:p>Skyline 5000</text:p>
          </table:table-cell>
          <table:table-cell office:value-type="string" calcext:value-type="string">
            <text:p>Skyline 10000</text:p>
          </table:table-cell>
          <table:table-cell office:value-type="string" calcext:value-type="string">
            <text:p>sky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7680" calcext:value-type="float">
            <text:p>7680</text:p>
          </table:table-cell>
          <table:table-cell office:value-type="float" office:value="14694" calcext:value-type="float">
            <text:p>14694</text:p>
          </table:table-cell>
          <table:table-cell office:value-type="float" office:value="570" calcext:value-type="float">
            <text:p>570</text:p>
          </table:table-cell>
          <table:table-cell office:value-type="float" office:value="4444" calcext:value-type="float">
            <text:p>444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4091" calcext:value-type="float">
            <text:p>14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4320" calcext:value-type="float">
            <text:p>4320</text:p>
          </table:table-cell>
          <table:table-cell office:value-type="float" office:value="8266" calcext:value-type="float">
            <text:p>8266</text:p>
          </table:table-cell>
          <table:table-cell office:value-type="float" office:value="450" calcext:value-type="float">
            <text:p>450</text:p>
          </table:table-cell>
          <table:table-cell office:value-type="float" office:value="3136" calcext:value-type="float">
            <text:p>3136</text:p>
          </table:table-cell>
          <table:table-cell office:value-type="float" office:value="333" calcext:value-type="float">
            <text:p>333</text:p>
          </table:table-cell>
          <table:table-cell office:value-type="float" office:value="667" calcext:value-type="float">
            <text:p>667</text:p>
          </table:table-cell>
          <table:table-cell office:value-type="float" office:value="1667" calcext:value-type="float">
            <text:p>1667</text:p>
          </table:table-cell>
          <table:table-cell office:value-type="float" office:value="3334" calcext:value-type="float">
            <text:p>3334</text:p>
          </table:table-cell>
          <table:table-cell office:value-type="float" office:value="6667" calcext:value-type="float">
            <text:p>6667</text:p>
          </table:table-cell>
          <table:table-cell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s</text:p>
          </table:table-cell>
          <table:table-cell table:formula="of:=[.B4]*[.B5]" office:value-type="float" office:value="33177600" calcext:value-type="float">
            <text:p>33177600</text:p>
          </table:table-cell>
          <table:table-cell table:formula="of:=[.C4]*[.C5]" office:value-type="float" office:value="121460604" calcext:value-type="float">
            <text:p>121460604</text:p>
          </table:table-cell>
          <table:table-cell table:formula="of:=[.D4]*[.D5]" office:value-type="float" office:value="256500" calcext:value-type="float">
            <text:p>256500</text:p>
          </table:table-cell>
          <table:table-cell table:formula="of:=[.E4]*[.E5]" office:value-type="float" office:value="13936384" calcext:value-type="float">
            <text:p>13936384</text:p>
          </table:table-cell>
          <table:table-cell table:formula="of:=[.F4]*[.F5]" office:value-type="float" office:value="166500" calcext:value-type="float">
            <text:p>166500</text:p>
          </table:table-cell>
          <table:table-cell table:formula="of:=[.G4]*[.G5]" office:value-type="float" office:value="667000" calcext:value-type="float">
            <text:p>667000</text:p>
          </table:table-cell>
          <table:table-cell table:formula="of:=[.H4]*[.H5]" office:value-type="float" office:value="4167500" calcext:value-type="float">
            <text:p>4167500</text:p>
          </table:table-cell>
          <table:table-cell table:formula="of:=[.I4]*[.I5]" office:value-type="float" office:value="16670000" calcext:value-type="float">
            <text:p>16670000</text:p>
          </table:table-cell>
          <table:table-cell table:formula="of:=[.J4]*[.J5]" office:value-type="float" office:value="66670000" calcext:value-type="float">
            <text:p>66670000</text:p>
          </table:table-cell>
          <table:table-cell table:formula="of:=[.K4]*[.K5]" office:value-type="float" office:value="132370854" calcext:value-type="float">
            <text:p>13237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s (MP)</text:p>
          </table:table-cell>
          <table:table-cell table:formula="of:=[.B6]/1000000" office:value-type="float" office:value="33.1776" calcext:value-type="float">
            <text:p>33.1776</text:p>
          </table:table-cell>
          <table:table-cell table:formula="of:=[.C6]/1000000" office:value-type="float" office:value="121.460604" calcext:value-type="float">
            <text:p>121.460604</text:p>
          </table:table-cell>
          <table:table-cell table:formula="of:=[.D6]/1000000" office:value-type="float" office:value="0.2565" calcext:value-type="float">
            <text:p>0.2565</text:p>
          </table:table-cell>
          <table:table-cell table:formula="of:=[.E6]/1000000" office:value-type="float" office:value="13.936384" calcext:value-type="float">
            <text:p>13.936384</text:p>
          </table:table-cell>
          <table:table-cell table:formula="of:=[.F6]/1000000" office:value-type="float" office:value="0.1665" calcext:value-type="float">
            <text:p>0.1665</text:p>
          </table:table-cell>
          <table:table-cell table:formula="of:=[.G6]/1000000" office:value-type="float" office:value="0.667" calcext:value-type="float">
            <text:p>0.667</text:p>
          </table:table-cell>
          <table:table-cell table:formula="of:=[.H6]/1000000" office:value-type="float" office:value="4.1675" calcext:value-type="float">
            <text:p>4.1675</text:p>
          </table:table-cell>
          <table:table-cell table:formula="of:=[.I6]/1000000" office:value-type="float" office:value="16.67" calcext:value-type="float">
            <text:p>16.67</text:p>
          </table:table-cell>
          <table:table-cell table:formula="of:=[.J6]/1000000" office:value-type="float" office:value="66.67" calcext:value-type="float">
            <text:p>66.67</text:p>
          </table:table-cell>
          <table:table-cell table:formula="of:=[.K6]/1000000" office:value-type="float" office:value="132.370854" calcext:value-type="float">
            <text:p>132.370854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blursize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shold1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shold2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yscale: <text:s text:c="3"/></text:p>
          </table:table-cell>
          <table:table-cell office:value-type="float" office:value="0.0175045" calcext:value-type="float">
            <text:p>0.0175045</text:p>
          </table:table-cell>
          <table:table-cell office:value-type="float" office:value="0.0689825" calcext:value-type="float">
            <text:p>0.0689825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7841" calcext:value-type="float">
            <text:p>0.007841</text:p>
          </table:table-cell>
          <table:table-cell office:value-type="float" office:value="0.0002655" calcext:value-type="float">
            <text:p>0.0002655</text:p>
          </table:table-cell>
          <table:table-cell office:value-type="float" office:value="0.0007375" calcext:value-type="float">
            <text:p>0.0007375</text:p>
          </table:table-cell>
          <table:table-cell office:value-type="float" office:value="0.0027675" calcext:value-type="float">
            <text:p>0.0027675</text:p>
          </table:table-cell>
          <table:table-cell office:value-type="float" office:value="0.0095575" calcext:value-type="float">
            <text:p>0.0095575</text:p>
          </table:table-cell>
          <table:table-cell office:value-type="float" office:value="0.035608" calcext:value-type="float">
            <text:p>0.035608</text:p>
          </table:table-cell>
          <table:table-cell office:value-type="float" office:value="0.073921" calcext:value-type="float">
            <text:p>0.073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: <text:s text:c="10"/></text:p>
          </table:table-cell>
          <table:table-cell office:value-type="float" office:value="0.057933" calcext:value-type="float">
            <text:p>0.057933</text:p>
          </table:table-cell>
          <table:table-cell office:value-type="float" office:value="0.207798" calcext:value-type="float">
            <text:p>0.207798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24333" calcext:value-type="float">
            <text:p>0.024333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7824" calcext:value-type="float">
            <text:p>0.007824</text:p>
          </table:table-cell>
          <table:table-cell office:value-type="float" office:value="0.029554" calcext:value-type="float">
            <text:p>0.029554</text:p>
          </table:table-cell>
          <table:table-cell office:value-type="float" office:value="0.113994" calcext:value-type="float">
            <text:p>0.113994</text:p>
          </table:table-cell>
          <table:table-cell office:value-type="float" office:value="0.225898" calcext:value-type="float">
            <text:p>0.225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l <text:s text:c="10"/></text:p>
          </table:table-cell>
          <table:table-cell office:value-type="float" office:value="0.052028" calcext:value-type="float">
            <text:p>0.052028</text:p>
          </table:table-cell>
          <table:table-cell office:value-type="float" office:value="0.201424" calcext:value-type="float">
            <text:p>0.201424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19585" calcext:value-type="float">
            <text:p>0.019585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0.101429" calcext:value-type="float">
            <text:p>0.101429</text:p>
          </table:table-cell>
          <table:table-cell office:value-type="float" office:value="0.203151" calcext:value-type="float">
            <text:p>0.20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thin: <text:s text:c="6"/>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90547" calcext:value-type="float">
            <text:p>0.090547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2856" calcext:value-type="float">
            <text:p>0.012856</text:p>
          </table:table-cell>
          <table:table-cell office:value-type="float" office:value="0.049072" calcext:value-type="float">
            <text:p>0.049072</text:p>
          </table:table-cell>
          <table:table-cell office:value-type="float" office:value="0.098592" calcext:value-type="float">
            <text:p>0.098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shold: <text:s text:c="5"/></text:p>
          </table:table-cell>
          <table:table-cell office:value-type="float" office:value="0.013698" calcext:value-type="float">
            <text:p>0.013698</text:p>
          </table:table-cell>
          <table:table-cell office:value-type="float" office:value="0.049114" calcext:value-type="float">
            <text:p>0.049114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0.054493" calcext:value-type="float">
            <text:p>0.054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teresis:</text:p>
          </table:table-cell>
          <table:table-cell office:value-type="float" office:value="0.0170766" calcext:value-type="float">
            <text:p>0.0170766</text:p>
          </table:table-cell>
          <table:table-cell office:value-type="float" office:value="0.058182" calcext:value-type="float">
            <text:p>0.058182</text:p>
          </table:table-cell>
          <table:table-cell office:value-type="float" office:value="0.0003534" calcext:value-type="float">
            <text:p>0.0003534</text:p>
          </table:table-cell>
          <table:table-cell office:value-type="float" office:value="0.0081762" calcext:value-type="float">
            <text:p>0.0081762</text:p>
          </table:table-cell>
          <table:table-cell office:value-type="float" office:value="0.0002434" calcext:value-type="float">
            <text:p>0.0002434</text:p>
          </table:table-cell>
          <table:table-cell office:value-type="float" office:value="0.0005514" calcext:value-type="float">
            <text:p>0.0005514</text:p>
          </table:table-cell>
          <table:table-cell office:value-type="float" office:value="0.0025894" calcext:value-type="float">
            <text:p>0.0025894</text:p>
          </table:table-cell>
          <table:table-cell office:value-type="float" office:value="0.0092092" calcext:value-type="float">
            <text:p>0.0092092</text:p>
          </table:table-cell>
          <table:table-cell office:value-type="float" office:value="0.0346962" calcext:value-type="float">
            <text:p>0.0346962</text:p>
          </table:table-cell>
          <table:table-cell office:value-type="float" office:value="0.0681094" calcext:value-type="float">
            <text:p>0.068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t total: <text:s text:c="4"/></text:p>
          </table:table-cell>
          <table:table-cell office:value-type="float" office:value="0.085383" calcext:value-type="float">
            <text:p>0.085383</text:p>
          </table:table-cell>
          <table:table-cell office:value-type="float" office:value="0.29091" calcext:value-type="float">
            <text:p>0.29091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40881" calcext:value-type="float">
            <text:p>0.040881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012947" calcext:value-type="float">
            <text:p>0.012947</text:p>
          </table:table-cell>
          <table:table-cell office:value-type="float" office:value="0.046046" calcext:value-type="float">
            <text:p>0.046046</text:p>
          </table:table-cell>
          <table:table-cell office:value-type="float" office:value="0.173481" calcext:value-type="float">
            <text:p>0.173481</text:p>
          </table:table-cell>
          <table:table-cell office:value-type="float" office:value="0.340547" calcext:value-type="float">
            <text:p>0.34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: <text:s text:c="7"/></text:p>
          </table:table-cell>
          <table:table-cell office:value-type="float" office:value="0.270621" calcext:value-type="float">
            <text:p>0.270621</text:p>
          </table:table-cell>
          <table:table-cell office:value-type="float" office:value="0.983041" calcext:value-type="float">
            <text:p>0.983041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.117525" calcext:value-type="float">
            <text:p>0.117525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.039141" calcext:value-type="float">
            <text:p>0.039141</text:p>
          </table:table-cell>
          <table:table-cell office:value-type="float" office:value="0.141744" calcext:value-type="float">
            <text:p>0.141744</text:p>
          </table:table-cell>
          <table:table-cell office:value-type="float" office:value="0.539666" calcext:value-type="float">
            <text:p>0.539666</text:p>
          </table:table-cell>
          <table:table-cell office:value-type="float" office:value="1.07665" calcext:value-type="float">
            <text:p>1.0766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iming different vers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y fp</text:p>
          </table:table-cell>
          <table:table-cell office:value-type="float" office:value="0.023893" calcext:value-type="float">
            <text:p>0.023893</text:p>
          </table:table-cell>
          <table:table-cell office:value-type="float" office:value="0.092579" calcext:value-type="float">
            <text:p>0.092579</text:p>
          </table:table-cell>
          <table:table-cell/>
          <table:table-cell office:value-type="float" office:value="0.0107385" calcext:value-type="float">
            <text:p>0.0107385</text:p>
          </table:table-cell>
          <table:table-cell table:number-columns-repeated="5"/>
          <table:table-cell office:value-type="float" office:value="0.100435" calcext:value-type="float">
            <text:p>0.100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l naive</text:p>
          </table:table-cell>
          <table:table-cell office:value-type="float" office:value="0.056393" calcext:value-type="float">
            <text:p>0.056393</text:p>
          </table:table-cell>
          <table:table-cell office:value-type="float" office:value="0.225306" calcext:value-type="float">
            <text:p>0.225306</text:p>
          </table:table-cell>
          <table:table-cell/>
          <table:table-cell office:value-type="float" office:value="0.022106" calcext:value-type="float">
            <text:p>0.022106</text:p>
          </table:table-cell>
          <table:table-cell table:number-columns-repeated="5"/>
          <table:table-cell office:value-type="float" office:value="0.222554" calcext:value-type="float">
            <text:p>0.222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l sep</text:p>
          </table:table-cell>
          <table:table-cell office:value-type="float" office:value="0.052922" calcext:value-type="float">
            <text:p>0.052922</text:p>
          </table:table-cell>
          <table:table-cell office:value-type="float" office:value="0.206515" calcext:value-type="float">
            <text:p>0.206515</text:p>
          </table:table-cell>
          <table:table-cell/>
          <table:table-cell office:value-type="float" office:value="0.020585" calcext:value-type="float">
            <text:p>0.020585</text:p>
          </table:table-cell>
          <table:table-cell table:number-columns-repeated="5"/>
          <table:table-cell office:value-type="float" office:value="0.210145" calcext:value-type="float">
            <text:p>0.21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t2</text:p>
          </table:table-cell>
          <table:table-cell office:value-type="float" office:value="0.034941" calcext:value-type="float">
            <text:p>0.034941</text:p>
          </table:table-cell>
          <table:table-cell office:value-type="float" office:value="0.120156" calcext:value-type="float">
            <text:p>0.120156</text:p>
          </table:table-cell>
          <table:table-cell/>
          <table:table-cell office:value-type="float" office:value="0.016735" calcext:value-type="float">
            <text:p>0.016735</text:p>
          </table:table-cell>
          <table:table-cell table:number-columns-repeated="5"/>
          <table:table-cell office:value-type="float" office:value="0.13979" calcext:value-type="float">
            <text:p>0.13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t total: <text:s text:c="4"/></text:p>
          </table:table-cell>
          <table:table-cell office:value-type="float" office:value="0.174705" calcext:value-type="float">
            <text:p>0.174705</text:p>
          </table:table-cell>
          <table:table-cell office:value-type="float" office:value="0.600781" calcext:value-type="float">
            <text:p>0.600781</text:p>
          </table:table-cell>
          <table:table-cell/>
          <table:table-cell office:value-type="float" office:value="0.083675" calcext:value-type="float">
            <text:p>0.083675</text:p>
          </table:table-cell>
          <table:table-cell table:number-columns-repeated="5"/>
          <table:table-cell office:value-type="float" office:value="0.69895" calcext:value-type="float">
            <text:p>0.69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ync</text:p>
          </table:table-cell>
          <table:table-cell office:value-type="float" office:value="0.267512" calcext:value-type="float">
            <text:p>0.267512</text:p>
          </table:table-cell>
          <table:table-cell office:value-type="float" office:value="0.979548" calcext:value-type="float">
            <text:p>0.979548</text:p>
          </table:table-cell>
          <table:table-cell/>
          <table:table-cell office:value-type="float" office:value="0.116558" calcext:value-type="float">
            <text:p>0.116558</text:p>
          </table:table-cell>
          <table:table-cell table:number-columns-repeated="5"/>
          <table:table-cell office:value-type="float" office:value="1.0716" calcext:value-type="float">
            <text:p>1.0716</text:p>
          </table:table-cell>
          <table:table-cell office:value-type="string" calcext:value-type="string">
            <text:p>fltsize</text:p>
          </table:table-cell>
          <table:table-cell/>
        </table:table-row>
        <table:table-row table:style-name="ro1">
          <table:table-cell office:value-type="string" calcext:value-type="string">
            <text:p>Blur2 1</text:p>
          </table:table-cell>
          <table:table-cell office:value-type="float" office:value="0.115943" calcext:value-type="float">
            <text:p>0.115943</text:p>
          </table:table-cell>
          <table:table-cell office:value-type="float" office:value="0.421206" calcext:value-type="float">
            <text:p>0.421206</text:p>
          </table:table-cell>
          <table:table-cell/>
          <table:table-cell office:value-type="float" office:value="0.048326" calcext:value-type="float">
            <text:p>0.048326</text:p>
          </table:table-cell>
          <table:table-cell table:number-columns-repeated="5"/>
          <table:table-cell office:value-type="float" office:value="0.456401" calcext:value-type="float">
            <text:p>0.45640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lur2 2</text:p>
          </table:table-cell>
          <table:table-cell office:value-type="float" office:value="0.313778" calcext:value-type="float">
            <text:p>0.313778</text:p>
          </table:table-cell>
          <table:table-cell office:value-type="float" office:value="1.15332" calcext:value-type="float">
            <text:p>1.15332</text:p>
          </table:table-cell>
          <table:table-cell/>
          <table:table-cell office:value-type="float" office:value="0.13204" calcext:value-type="float">
            <text:p>0.13204</text:p>
          </table:table-cell>
          <table:table-cell table:number-columns-repeated="5"/>
          <table:table-cell office:value-type="float" office:value="1.25495" calcext:value-type="float">
            <text:p>1.25495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lur2 3</text:p>
          </table:table-cell>
          <table:table-cell office:value-type="float" office:value="0.658977" calcext:value-type="float">
            <text:p>0.658977</text:p>
          </table:table-cell>
          <table:table-cell office:value-type="float" office:value="2.41343" calcext:value-type="float">
            <text:p>2.41343</text:p>
          </table:table-cell>
          <table:table-cell/>
          <table:table-cell office:value-type="float" office:value="0.277972" calcext:value-type="float">
            <text:p>0.277972</text:p>
          </table:table-cell>
          <table:table-cell table:number-columns-repeated="5"/>
          <table:table-cell office:value-type="float" office:value="2.62462" calcext:value-type="float">
            <text:p>2.62462</text:p>
          </table:table-cell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Blur2 4</text:p>
          </table:table-cell>
          <table:table-cell office:value-type="float" office:value="1.11918" calcext:value-type="float">
            <text:p>1.11918</text:p>
          </table:table-cell>
          <table:table-cell office:value-type="float" office:value="4.12548" calcext:value-type="float">
            <text:p>4.12548</text:p>
          </table:table-cell>
          <table:table-cell/>
          <table:table-cell office:value-type="float" office:value="0.473423" calcext:value-type="float">
            <text:p>0.473423</text:p>
          </table:table-cell>
          <table:table-cell table:number-columns-repeated="5"/>
          <table:table-cell office:value-type="float" office:value="4.49301" calcext:value-type="float">
            <text:p>4.49301</text:p>
          </table:table-cell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Blur2 5</text:p>
          </table:table-cell>
          <table:table-cell office:value-type="float" office:value="1.69108" calcext:value-type="float">
            <text:p>1.69108</text:p>
          </table:table-cell>
          <table:table-cell office:value-type="float" office:value="6.17522" calcext:value-type="float">
            <text:p>6.17522</text:p>
          </table:table-cell>
          <table:table-cell/>
          <table:table-cell office:value-type="float" office:value="0.707206" calcext:value-type="float">
            <text:p>0.707206</text:p>
          </table:table-cell>
          <table:table-cell table:number-columns-repeated="5"/>
          <table:table-cell office:value-type="float" office:value="6.76102" calcext:value-type="float">
            <text:p>6.76102</text:p>
          </table:table-cell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Blur1 1</text:p>
          </table:table-cell>
          <table:table-cell office:value-type="float" office:value="0.042776" calcext:value-type="float">
            <text:p>0.042776</text:p>
          </table:table-cell>
          <table:table-cell office:value-type="float" office:value="0.157439" calcext:value-type="float">
            <text:p>0.157439</text:p>
          </table:table-cell>
          <table:table-cell/>
          <table:table-cell office:value-type="float" office:value="0.018326" calcext:value-type="float">
            <text:p>0.018326</text:p>
          </table:table-cell>
          <table:table-cell table:number-columns-repeated="5"/>
          <table:table-cell office:value-type="float" office:value="0.169571" calcext:value-type="float">
            <text:p>0.16957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lur1 2</text:p>
          </table:table-cell>
          <table:table-cell office:value-type="float" office:value="0.057933" calcext:value-type="float">
            <text:p>0.057933</text:p>
          </table:table-cell>
          <table:table-cell office:value-type="float" office:value="0.207798" calcext:value-type="float">
            <text:p>0.207798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24333" calcext:value-type="float">
            <text:p>0.024333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7824" calcext:value-type="float">
            <text:p>0.007824</text:p>
          </table:table-cell>
          <table:table-cell office:value-type="float" office:value="0.029554" calcext:value-type="float">
            <text:p>0.029554</text:p>
          </table:table-cell>
          <table:table-cell office:value-type="float" office:value="0.113994" calcext:value-type="float">
            <text:p>0.113994</text:p>
          </table:table-cell>
          <table:table-cell office:value-type="float" office:value="0.225898" calcext:value-type="float">
            <text:p>0.225898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lur1 3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249971" calcext:value-type="float">
            <text:p>0.249971</text:p>
          </table:table-cell>
          <table:table-cell/>
          <table:table-cell office:value-type="float" office:value="0.029375" calcext:value-type="float">
            <text:p>0.029375</text:p>
          </table:table-cell>
          <table:table-cell table:number-columns-repeated="5"/>
          <table:table-cell office:value-type="float" office:value="0.274145" calcext:value-type="float">
            <text:p>0.274145</text:p>
          </table:table-cell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Blur1 4</text:p>
          </table:table-cell>
          <table:table-cell office:value-type="float" office:value="0.088535" calcext:value-type="float">
            <text:p>0.088535</text:p>
          </table:table-cell>
          <table:table-cell office:value-type="float" office:value="0.325202" calcext:value-type="float">
            <text:p>0.325202</text:p>
          </table:table-cell>
          <table:table-cell/>
          <table:table-cell office:value-type="float" office:value="0.037768" calcext:value-type="float">
            <text:p>0.037768</text:p>
          </table:table-cell>
          <table:table-cell table:number-columns-repeated="5"/>
          <table:table-cell office:value-type="float" office:value="0.355358" calcext:value-type="float">
            <text:p>0.355358</text:p>
          </table:table-cell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Blur1 5</text:p>
          </table:table-cell>
          <table:table-cell office:value-type="float" office:value="0.117644" calcext:value-type="float">
            <text:p>0.117644</text:p>
          </table:table-cell>
          <table:table-cell office:value-type="float" office:value="0.426353" calcext:value-type="float">
            <text:p>0.426353</text:p>
          </table:table-cell>
          <table:table-cell/>
          <table:table-cell office:value-type="float" office:value="0.049688" calcext:value-type="float">
            <text:p>0.049688</text:p>
          </table:table-cell>
          <table:table-cell table:number-columns-repeated="5"/>
          <table:table-cell office:value-type="float" office:value="0.465503" calcext:value-type="float">
            <text:p>0.465503</text:p>
          </table:table-cell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0:41:33.767724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6:42:06.649558581</meta:creation-date>
    <dc:date>2021-05-06T00:46:14.125808940</dc:date>
    <meta:editing-duration>PT51M26S</meta:editing-duration>
    <meta:editing-cycles>27</meta:editing-cycles>
    <meta:generator>LibreOffice/6.1.5.2$Linux_X86_64 LibreOffice_project/10$Build-2</meta:generator>
    <meta:document-statistic meta:table-count="1" meta:cell-count="256" meta:object-count="0"/>
  </office:meta>
</office:document-meta>
</file>